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3 – Web Develop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y Liron Barsheshet<text:line-break/>ID: 20735461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9.134cm" svg:x="1.301cm" svg:y="1.366cm" presentation:class="outline" presentation:user-transformed="true">
          <draw:text-box>
            <text:list text:style-name="L3">
              <text:list-item>
                <text:p>Known bugs – None.</text:p>
              </text:list-item>
              <text:list-item>
                <text:p>Parts that did not meet instructions – Non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de Short Explan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React Application for implementing client side application.</text:span></text:p>
              </text:list-item>
              <text:list-item>
                <text:p text:style-name="P2"><text:span text:style-name="T1">Main process – App.js</text:span></text:p>
              </text:list-item>
              <text:list-item>
                <text:p text:style-name="P2"><text:span text:style-name="T1">App.js runs main component GameBoard.js</text:span></text:p>
              </text:list-item>
              <text:list-item>
                <text:p text:style-name="P2"><text:span text:style-name="T1">First page – Enter name (must be set) and option to choose 4x4 game or 6x6 game (it can’t be 5x5..Need even number of cards).</text:span></text:p>
              </text:list-item>
              <text:list-item>
                <text:p text:style-name="P2"><text:span text:style-name="T1">Second page – Game, 8 cards X 2 or 18 cards X2 if 6x6 game chosen, option to run a new game and option to go back to change name.</text:span></text:p>
              </text:list-item>
              <text:list-item>
                <text:p text:style-name="P2"><text:span text:style-name="T1">On every winning leaderboard changes due to the nature of useEffect in React.js</text:span></text:p>
              </text:list-item>
              <text:list-item>
                <text:p text:style-name="P2"><text:span text:style-name="T1">LeaderBoard – Table of 10 best players with the name and how many turnes it took to win the game (Different leaderBoard for every game option (4X4, 6X6).</text:span></text:p>
              </text:list-item>
              <text:list-item>
                <text:p text:style-name="P2"><text:span text:style-name="T1">LeaderBoard is set with localStorage because this is only client side application.</text:span></text:p>
              </text:list-item>
              <text:list-item>
                <text:p text:style-name="P2"><text:span text:style-name="T1">On the left side the name of the user presents with the number of wins that changes upon every winning by iterating the leaderBoard colum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and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Data saved in JSON – All data is saved to an array of JSON that each JSON represent winner of the game.</text:span></text:p>
              </text:list-item>
              <text:list-item>
                <text:p text:style-name="P2"><text:span text:style-name="T1">Name of the participant represent in the game – On the left side of the screen.</text:span></text:p>
              </text:list-item>
              <text:list-item>
                <text:p text:style-name="P2"><text:span text:style-name="T1">Example of using promise – I used async/await two times when fetching data from LS.</text:span><text:span text:style-name="T1"><text:line-break/></text:span><text:span text:style-name="T1">async/await it’s a promise that presented to prod in ES6 and it’s a better way rather the .then in promises.</text:span><text:span text:style-name="T1"><text:line-break/></text:span><text:span text:style-name="T1">Although there is no need to use promises at all because this is only client side application and there are no fetching data </text:span><text:span text:style-name="T1">actions, or any API calls..</text:span></text:p>
              </text:list-item>
              <text:list-item>
                <text:p text:style-name="P2"><text:span text:style-name="T1">Every shuffle change the cards flow – Happen with Random action.</text:span></text:p>
              </text:list-item>
              <text:list-item>
                <text:p text:style-name="P2"><text:span text:style-name="T1">Endless game – Because data is presented in ls, you can exit the application and start again and the same results will be </text:span><text:span text:style-name="T1">saved.</text:span></text:p>
              </text:list-item>
              <text:list-item>
                <text:p text:style-name="P2"><text:span text:style-name="T1">AI used – chatGPT for css, copilot for adding comments, none for the client code.</text:span></text:p>
              </text:list-item>
              <text:list-item>
                <text:p text:style-name="P2"><text:span text:style-name="T1">How to start the app in your home:</text:span></text:p>
                <text:list>
                  <text:list-item>
                    <text:p><text:span text:style-name="T1">Go to the folder.</text:span></text:p>
                  </text:list-item>
                  <text:list-item>
                    <text:p><text:span text:style-name="T1">Run `npm start`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0T13:33:10.610369073</meta:creation-date>
    <dc:date>2024-03-30T13:49:46.530690091</dc:date>
    <meta:editing-duration>PT15S</meta:editing-duration>
    <meta:editing-cycles>1</meta:editing-cycles>
    <meta:document-statistic meta:object-count="36"/>
    <meta:generator>LibreOffice/7.3.7.2$Linux_X86_64 LibreOffice_project/30$Build-2</meta:generator>
  </office:meta>
</office:document-meta>
</file>